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aee50" officeooo:paragraph-rsid="001aee50"/>
    </style:style>
    <style:style style:name="P3" style:family="paragraph" style:parent-style-name="Text_20_body" style:list-style-name="L1">
      <style:text-properties officeooo:rsid="0026c577" officeooo:paragraph-rsid="001aee50"/>
    </style:style>
    <style:style style:name="T1" style:family="text">
      <style:text-properties fo:font-variant="small-caps"/>
    </style:style>
    <style:style style:name="T2" style:family="text">
      <style:text-properties officeooo:rsid="001be237"/>
    </style:style>
    <style:style style:name="T3" style:family="text">
      <style:text-properties officeooo:rsid="001e3adb"/>
    </style:style>
    <style:style style:name="T4" style:family="text">
      <style:text-properties officeooo:rsid="0026c577"/>
    </style:style>
    <style:style style:name="T5" style:family="text">
      <style:text-properties officeooo:rsid="0027994f"/>
    </style:style>
    <style:style style:name="T6" style:family="text">
      <style:text-properties officeooo:rsid="0028fe8d"/>
    </style:style>
    <style:style style:name="T7" style:family="text">
      <style:text-properties officeooo:rsid="002988f3"/>
    </style:style>
    <style:style style:name="T8" style:family="text">
      <style:text-properties officeooo:rsid="002cfe95"/>
    </style:style>
    <style:style style:name="T9" style:family="text">
      <style:text-properties officeooo:rsid="002ea7e9"/>
    </style:style>
    <style:style style:name="T10" style:family="text">
      <style:text-properties officeooo:rsid="0033798c"/>
    </style:style>
    <style:style style:name="T11" style:family="text">
      <style:text-properties officeooo:rsid="0033b5f6"/>
    </style:style>
    <style:style style:name="T12" style:family="text">
      <style:text-properties officeooo:rsid="003497c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oshua 6:1-27</text:h>
      <text:h text:style-name="Heading_20_2" text:outline-level="2"><text:bookmark text:name="en-GNT-5606"/>The Fall of Jericho</text:h>
      <text:list xml:id="list3970670359" text:style-name="L1">
        <text:list-item>
          <text:p text:style-name="P1">The gates of Jericho were kept shut and guarded to keep the Israelites out. No one could enter or leave the city. The <text:span text:style-name="T1">Lord</text:span> said to Joshua, “I am putting into your hands Jericho, with its king and all its brave soldiers. You and your soldiers are to march around the city once a day for six days. Seven priests, each carrying a trumpet, are to go in front of the Covenant Box. On the seventh day you and your soldiers are to march around the city seven times while the priests blow the trumpets. Then they are to sound one long note. As soon as you hear it, all the people are to give a loud shout, and the city walls will collapse. Then the whole army will go straight into the city.” Joshua called the priests and told them, “Take the Covenant Box, and seven of you go in front of it, carrying trumpets.” Then he ordered the people to start marching around the city, with an advance guard going on ahead of the <text:span text:style-name="T1">Lord</text:span>'s Covenant Box. So, just as Joshua had ordered, an advance guard started out ahead of the priests who were blowing trumpets; behind these came the priests who were carrying the Covenant Box, followed by a rear guard. All this time the trumpets were sounding. <text:bookmark text:name="en-GNT-5614"/>But Joshua had ordered the people not to shout, not to say a word until he gave the order. <text:bookmark text:name="en-GNT-5615"/>So he had this group of men take the <text:span text:style-name="T1">Lord</text:span>'s Covenant Box around the city one time. Then they came back to camp and spent the night there.<text:bookmark text:name="en-GNT-5616"/> Joshua got up early the next morning, and for the second time the priests and soldiers marched around the city in the same order as the day before: first, the advance guard; next, the seven priests blowing the seven trumpets; then, the priests carrying the <text:span text:style-name="T1">Lord</text:span>'s Covenant Box; and finally, the rear guard. All this time the trumpets were sounding. <text:bookmark text:name="en-GNT-5617"/>On this second day they again marched around the city one time and then returned to camp. They did this for six days.<text:bookmark text:name="en-GNT-5618"/> On the seventh day they got up at daybreak and marched seven times around the city in the same way—this was the only day that they marched around it seven times. <text:bookmark text:name="en-GNT-5619"/>The seventh time around, when the priests were about to sound the trumpets, Joshua ordered the people to shout, and he said, “The <text:span text:style-name="T1">Lord</text:span> has given you the city! <text:bookmark text:name="en-GNT-5620"/>The city and everything in it must be totally destroyed as an offering to the <text:span text:style-name="T1">Lord</text:span>. Only the prostitute Rahab and her household will be spared, because she hid our spies. <text:bookmark text:name="en-GNT-5621"/>But you are not to take anything that is to be destroyed; if you do, you will bring trouble and destruction on the Israelite camp. <text:bookmark text:name="en-GNT-5622"/>Everything made of silver, gold, bronze, or iron is set apart for the <text:span text:style-name="T1">Lord</text:span>. It is to be put in the <text:span text:style-name="T1">Lord</text:span>'s treasury.”<text:bookmark text:name="en-GNT-5623"/> So the priests blew the trumpets. As soon as the people heard it, they gave a loud shout, and the walls collapsed. Then all the army went straight up the hill into the city and captured it. <text:bookmark text:name="en-GNT-5624"/>With their swords they killed everyone in the city, men and women, young and old. They also killed the cattle, sheep, and donkeys.<text:bookmark text:name="en-GNT-5625"/> Joshua then told the two men who had served as spies, “Go into the prostitute's house, and bring her and her family out, as you promised her.” <text:bookmark text:name="en-GNT-5626"/>So they went and brought Rahab out, along with her father and mother, her brothers, and the rest of her family. They took them all, family and slaves, to safety near the Israelite camp. <text:bookmark text:name="en-GNT-5627"/>Then they set fire to the city and burned it to the ground, along with everything in it, except the things made of gold, silver, bronze, and iron, which they took and put in the <text:span text:style-name="T1">Lord</text:span>'s treasury. <text:bookmark text:name="en-GNT-5628"/>But Joshua spared the lives of the prostitute Rahab and all her relatives, because she had hidden the two spies that he had sent to Jericho. (Her descendants have lived in Israel to this day.)<text:bookmark text:name="en-GNT-5629"/> At this time Joshua issued a solemn warning: “Anyone who tries to rebuild the city of Jericho will <text:soft-page-break/>be under the <text:span text:style-name="T1">Lord</text:span>'s curse. Whoever lays the foundation will lose his oldest son; Whoever builds the gates will lose his youngest.”<text:bookmark text:name="en-GNT-5630"/> So the <text:span text:style-name="T1">Lord</text:span> was with Joshua, and his fame spread through the whole country.</text:p>
        </text:list-item>
        <text:list-item>
          <text:p text:style-name="P2">As instructed by the Lord the Israelites marched around the walls of Jericho and the <text:span text:style-name="T9">walls</text:span> fell, they captured the city and killed all life in it except for Rahab and her family. <text:span text:style-name="T2">Anythnig made of gold, silver, bronze and iron was kept in the Lords treasury. </text:span><text:span text:style-name="T3">Joshua instructed that the walls and the gates were not to be rebuild, punishment would befall whoever would attempt to rebuild. </text:span><text:span text:style-name="T4">The Lord was with Joshua and his fame spread through the whole country. </text:span><text:span text:style-name="T10">The Lord was with Israel.</text:span></text:p>
        </text:list-item>
        <text:list-item>
          <text:p text:style-name="P3">In this chapter we see the mighty hand of the Lord <text:span text:style-name="T11">God</text:span>. <text:span text:style-name="T5">A</text:span> fortified wall falling from marching, <text:span text:style-name="T5">a strong nation being defeated and conquered by a nation of civilians. </text:span><text:span text:style-name="T6">We see how following the Lords commands brought victory to the Israelites, </text:span><text:span text:style-name="T12">hence we ought to follow the Lords instructions.</text:span><text:span text:style-name="T6"> </text:span><text:span text:style-name="T7">The Lord is mighty and powerful, his is amazing beyond imagination and nothing is impossible with him. I choose the Lord God in my life. </text:span><text:span text:style-name="T8">When the Lord is with us, we just move from strength to strength, glory and honour be to God now and forever.</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5T08:21:38.448292097</meta:creation-date>
    <dc:date>2022-06-15T08:47:34.153582354</dc:date>
    <meta:editing-duration>PT25M46S</meta:editing-duration>
    <meta:editing-cycles>17</meta:editing-cycles>
    <meta:generator>LibreOffice/6.4.7.2$Linux_X86_64 LibreOffice_project/40$Build-2</meta:generator>
    <meta:document-statistic meta:table-count="0" meta:image-count="0" meta:object-count="0" meta:page-count="2" meta:paragraph-count="5" meta:word-count="930" meta:character-count="5011" meta:non-whitespace-character-count="4090"/>
  </office:meta>
</office:document-meta>
</file>